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46.29pt"/>
    </style:style>
    <style:style style:name="co8" style:family="table-column">
      <style:table-column-properties fo:break-before="auto" style:column-width="60.21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131.1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28.89pt"/>
    </style:style>
    <style:style style:name="co13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91.45pt" fo:break-before="auto" style:use-optimal-row-height="true"/>
    </style:style>
    <style:style style:name="ro5" style:family="table-row">
      <style:table-row-properties style:row-height="23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MIT summer programs</text:p>
          </table:table-cell>
          <table:table-cell/>
          <table:table-cell office:value-type="string" calcext:value-type="string">
            <text:p>https://mitadmissions.org/apply/prepare/summer/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veral partner organizations run small, specialized programs on camp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TES RSI WTP SS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Online</text:p>
            <text:p>Academic</text:p>
            <text:p>Course</text:p>
          </table:table-cell>
          <table:table-cell table:style-name="ce1"/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Subjects</text:p>
          </table:table-cell>
          <table:table-cell table:style-name="ce1"/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Apply DeadLine</text:p>
          </table:table-cell>
          <table:table-cell office:value-type="string" calcext:value-type="string">
            <text:p>Quality</text:p>
          </table:table-cell>
          <table:table-cell/>
        </table:table-row>
        <table:table-row table:style-name="ro3">
          <table:table-cell office:value-type="string" calcext:value-type="string">
            <text:p>O A</text:p>
          </table:table-cell>
          <table:table-cell office:value-type="string" calcext:value-type="string">
            <text:p><text:a xlink:href="http://www.cee.org/programs/rsi" xlink:type="simple">RSI</text:a></text:p>
          </table:table-cell>
          <table:table-cell office:value-type="string" calcext:value-type="string">
            <text:p>Research Science</text:p>
            <text:p>Institut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anging from category </text:p>
            <text:p>theory to cancer </text:p>
            <text:p>research</text:p>
          </table:table-cell>
          <table:table-cell table:number-columns-repeated="2"/>
          <table:table-cell office:value-type="string" calcext:value-type="string">
            <text:p>6 weeks</text:p>
          </table:table-cell>
          <table:table-cell office:value-type="string" calcext:value-type="string">
            <text:p>opened: Nov 22, 2020</text:p>
            <text:p>closed</text:p>
          </table:table-cell>
          <table:table-cell office:value-type="string" calcext:value-type="string">
            <text:p>PSAT Math 740</text:p>
            <text:p>PSAT Reading 700</text:p>
            <text:p>ACT Math 33</text:p>
            <text:p>ACT Verbal 34</text:p>
            <text:p><text:a xlink:href="../../../../../../../../e/docs/qq/apply_to_rsi.pdf" xlink:type="simple">International Local Agent</text:a> no Ch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I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And a few more</text:p>
          </table:table-cell>
          <table:table-cell/>
          <table:table-cell office:value-type="string" calcext:value-type="string">
            <text:p><text:a xlink:href="https://mitadmissions.org/apply/prepare/summer/" xlink:type="simple">https://mitadmissions.org/apply/prepare/summer/</text:a>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4">
          <table:table-cell office:value-type="string" calcext:value-type="string">
            <text:p>O C</text:p>
          </table:table-cell>
          <table:table-cell office:value-type="string" calcext:value-type="string">
            <text:p>Canada/USA </text:p>
            <text:p><text:a xlink:href="http://www.mathcamp.org/" xlink:type="simple">Mathcamp</text:a>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Math</text:p>
          </table:table-cell>
          <table:table-cell table:style-name="ce3" office:value-type="string" calcext:value-type="string">
            <text:p>$65k</text:p>
          </table:table-cell>
          <table:table-cell table:style-name="ce4" office:value-type="string" calcext:value-type="string">
            <text:p><text:span text:style-name="T1">65 new +</text:span></text:p>
            <text:p><text:span text:style-name="T1">55 return</text:span></text:p>
          </table:table-cell>
          <table:table-cell office:value-type="string" calcext:value-type="string">
            <text:p>July 3 - </text:p>
            <text:p>August 8, </text:p>
            <text:p>2021</text:p>
          </table:table-cell>
          <table:table-cell office:value-type="string" calcext:value-type="string">
            <text:p>March 18, 2021</text:p>
          </table:table-cell>
          <table:table-cell office:value-type="string" calcext:value-type="string">
            <text:p>Quiz Answer</text:p>
            <text:p>age 13-18</text:p>
            <text:p>Basic personal and contact information.</text:p>
            <text:p>Some information about your school and your mathematics background.</text:p>
            <text:p>A personal essay about why you want to come to Mathcamp.</text:p>
            <text:p>Your solutions to the Mathcamp 2021 Qualifying Quiz.</text:p>
            <text:p>Two recommendation letters: one academic, one personal.</text:p>
            <text:p>(Optional) A scholarship application, if you require assistance to attend Mathcamp.</text:p>
          </table:table-cell>
          <table:table-cell/>
        </table:table-row>
        <table:table-row table:style-name="ro2">
          <table:table-cell office:value-type="string" calcext:value-type="string">
            <text:p>O A</text:p>
          </table:table-cell>
          <table:table-cell office:value-type="string" calcext:value-type="string">
            <text:p><text:a xlink:href="https://www.bu.edu/summer/high-school-programs/rise-internship-practicum/" xlink:type="simple">RISE</text:a></text:p>
          </table:table-cell>
          <table:table-cell office:value-type="string" calcext:value-type="string">
            <text:p>Research in Science</text:p>
            <text:p> &amp; Engineering Program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onduct university-level </text:p>
            <text:p>research</text:p>
          </table:table-cell>
          <table:table-cell table:number-columns-repeated="2"/>
          <table:table-cell office:value-type="string" calcext:value-type="string">
            <text:p>Six weeks, </text:p>
            <text:p>starting </text:p>
            <text:p>July 6</text:p>
          </table:table-cell>
          <table:table-cell office:value-type="string" calcext:value-type="string">
            <text:p>materials is Feb 14, 2021. </text:p>
            <text:p>Recommendations Feb 21, 2021</text:p>
          </table:table-cell>
          <table:table-cell office:value-type="string" calcext:value-type="string">
            <text:p>GPA A- TO A</text:p>
            <text:p>SAT ACT PSAT PreACT</text:p>
            <text:p>Rising seniors</text:p>
          </table:table-cell>
          <table:table-cell office:value-type="string" calcext:value-type="string">
            <text:p>See also</text:p>
            <text:p>$BU$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stonybrook.edu/commcms/garcia/index.html" xlink:type="simple">Garcia Summer Scholars</text:a></text:p>
          </table:table-cell>
          <table:table-cell table:number-columns-repeated="2"/>
          <table:table-cell office:value-type="string" calcext:value-type="string">
            <text:p>Nano material, polynomier</text:p>
          </table:table-cell>
          <table:table-cell table:number-columns-repeated="6"/>
        </table:table-row>
      </table:table>
      <table:table table:name="Boston U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https://www.bu.edu/summer/high-school-programs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Subjects</text:p>
          </table:table-cell>
          <table:table-cell table:style-name="ce1"/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Apply DeadLin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ee also</text:p>
          </table:table-cell>
        </table:table-row>
        <table:table-row table:style-name="ro5">
          <table:table-cell office:value-type="string" calcext:value-type="string">
            <text:p><text:a xlink:href="https://www.bu.edu/summer/high-school-programs/rise-internship-practicum/" xlink:type="simple">RISE</text:a></text:p>
          </table:table-cell>
          <table:table-cell office:value-type="string" calcext:value-type="string">
            <text:p>Research in </text:p>
            <text:p>Science &amp; Engineering</text:p>
          </table:table-cell>
          <table:table-cell office:value-type="string" calcext:value-type="string">
            <text:p>Boston U</text:p>
          </table:table-cell>
          <table:table-cell office:value-type="string" calcext:value-type="string">
            <text:p>Practicum:</text:p>
            <text:p>    BioTech </text:p>
            <text:p>Intership Track:</text:p>
            <text:p>    Astronomy</text:p>
            <text:p>    Biology</text:p>
            <text:p>    Biomedical Engineering</text:p>
            <text:p>    Chemistry</text:p>
            <text:p>    Computer Science</text:p>
            <text:p>    Earth &amp; Environment</text:p>
            <text:p>    Electrical &amp; Computer Engineering</text:p>
            <text:p>    Mechanical Engineering</text:p>
            <text:p>    Medical Laboratory Research</text:p>
            <text:p>        Anatomy &amp; Neurobiology</text:p>
            <text:p>        Biochemistry</text:p>
            <text:p>        Microbiology</text:p>
            <text:p>        Pharmacology &amp; Experimental Therapeutics</text:p>
            <text:p>        Physiology &amp; Biophysics</text:p>
            <text:p>    Neuroscience</text:p>
            <text:p>    Physics</text:p>
            <text:p>    Psychological &amp; Brain Sciences</text:p>
            <text:p>    Public Health</text:p>
          </table:table-cell>
          <table:table-cell table:number-columns-repeated="2"/>
          <table:table-cell office:value-type="string" calcext:value-type="string">
            <text:p>July 6</text:p>
            <text:p>August 13</text:p>
            <text:p>40hr/w</text:p>
          </table:table-cell>
          <table:table-cell office:value-type="string" calcext:value-type="string">
            <text:p> materials Feb 14, 2021</text:p>
            <text:p>Recommendation Feb 21, 20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a xlink:href="https://www.bu.edu/summer/high-school-programs/academic-immersion/" xlink:type="simple">AIM</text:a></text:p>
          </table:table-cell>
          <table:table-cell office:value-type="string" calcext:value-type="string">
            <text:p>Academic Immersion</text:p>
          </table:table-cell>
          <table:table-cell table:number-columns-repeated="4"/>
          <table:table-cell office:value-type="string" calcext:value-type="string">
            <text:p>3 weeks</text:p>
          </table:table-cell>
          <table:table-cell/>
          <table:table-cell office:value-type="string" calcext:value-type="string">
            <text:p>zero i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00/00/0000</text:date>, <text:time style:data-style-name="N2" text:time-value="18:05:34.13974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4:44.540308583</meta:creation-date>
    <dc:date>2021-03-20T23:27:14.428382227</dc:date>
    <meta:editing-duration>PT6H49M23S</meta:editing-duration>
    <meta:editing-cycles>22</meta:editing-cycles>
    <meta:generator>LibreOffice/5.1.6.2$Linux_X86_64 LibreOffice_project/10m0$Build-2</meta:generator>
    <meta:document-statistic meta:table-count="2" meta:cell-count="65" meta:object-count="0"/>
  </office:meta>
</office:document-meta>
</file>